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7.006cm" fo:margin-left="0cm" table:align="left" fo:keep-with-next="always"/>
    </style:style>
    <style:style style:name="Table1.A" style:family="table-column">
      <style:table-column-properties style:column-width="0.901cm"/>
    </style:style>
    <style:style style:name="Table1.B" style:family="table-column">
      <style:table-column-properties style:column-width="9.604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row-height="2.49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2cm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e2" style:family="table">
      <style:table-properties style:width="17cm" fo:margin-left="0cm" fo:margin-right="0cm" table:align="margins"/>
    </style:style>
    <style:style style:name="Table2.A" style:family="table-column">
      <style:table-column-properties style:column-width="1.117cm" style:rel-column-width="4304*"/>
    </style:style>
    <style:style style:name="Table2.B" style:family="table-column">
      <style:table-column-properties style:column-width="10.795cm" style:rel-column-width="41613*"/>
    </style:style>
    <style:style style:name="Table2.C" style:family="table-column">
      <style:table-column-properties style:column-width="1.753cm" style:rel-column-width="6758*"/>
    </style:style>
    <style:style style:name="Table2.D" style:family="table-column">
      <style:table-column-properties style:column-width="3.336cm" style:rel-column-width="12860*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D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2.A4" style:family="table-cell">
      <style:table-cell-properties style:vertical-align="middle" fo:padding="0.097cm" fo:border="none"/>
    </style:style>
    <style:style style:name="Table2.A5" style:family="table-cell">
      <style:table-cell-properties style:vertical-align="middle" fo:padding="0.097cm" fo:border="none"/>
    </style:style>
    <style:style style:name="Table2.A6" style:family="table-cell">
      <style:table-cell-properties style:vertical-align="middle" fo:padding="0.097cm" fo:border="none"/>
    </style:style>
    <style:style style:name="Table2.A7" style:family="table-cell">
      <style:table-cell-properties style:vertical-align="middle" fo:padding="0.097cm" fo:border="none"/>
    </style:style>
    <style:style style:name="Table2.A9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10" style:family="table-row">
      <style:table-row-properties style:min-row-height="0.025cm"/>
    </style:style>
    <style:style style:name="Table2.A10" style:family="table-cell">
      <style:table-cell-properties style:vertical-align="middle" fo:background-color="transparent" fo:padding-left="0.102cm" fo:padding-right="0.102cm" fo:padding-top="0cm" fo:padding-bottom="0cm" fo:border="none">
        <style:background-image/>
      </style:table-cell-properties>
    </style:style>
    <style:style style:name="Tablica7" style:family="table">
      <style:table-properties style:width="17cm" table:align="margins" style:may-break-between-rows="false"/>
    </style:style>
    <style:style style:name="Tablica7.A" style:family="table-column">
      <style:table-column-properties style:column-width="4.281cm" style:rel-column-width="16502*"/>
    </style:style>
    <style:style style:name="Tablica7.B" style:family="table-column">
      <style:table-column-properties style:column-width="12.719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7cm" table:align="margins" style:may-break-between-rows="false"/>
    </style:style>
    <style:style style:name="Tablica1.A" style:family="table-column">
      <style:table-column-properties style:column-width="4.281cm" style:rel-column-width="16502*"/>
    </style:style>
    <style:style style:name="Tablica1.B" style:family="table-column">
      <style:table-column-properties style:column-width="12.719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7cm" table:align="margins" style:may-break-between-rows="false"/>
    </style:style>
    <style:style style:name="Tablica4.A" style:family="table-column">
      <style:table-column-properties style:column-width="4.281cm" style:rel-column-width="16502*"/>
    </style:style>
    <style:style style:name="Tablica4.B" style:family="table-column">
      <style:table-column-properties style:column-width="12.719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7cm" table:align="margins" style:may-break-between-rows="false"/>
    </style:style>
    <style:style style:name="Tablica2.A" style:family="table-column">
      <style:table-column-properties style:column-width="4.281cm" style:rel-column-width="16502*"/>
    </style:style>
    <style:style style:name="Tablica2.B" style:family="table-column">
      <style:table-column-properties style:column-width="12.719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7cm" table:align="margins" style:may-break-between-rows="false"/>
    </style:style>
    <style:style style:name="Tablica9.A" style:family="table-column">
      <style:table-column-properties style:column-width="4.281cm" style:rel-column-width="16502*"/>
    </style:style>
    <style:style style:name="Tablica9.B" style:family="table-column">
      <style:table-column-properties style:column-width="12.719cm" style:rel-column-width="49033*"/>
    </style:style>
    <style:style style:name="Tablica9.1" style:family="table-row">
      <style:table-row-properties style:min-row-height="0.312cm" fo:keep-together="always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3e40f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3ff77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3e40f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3e40f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3ff775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1" fo:font-size="6pt" fo:font-style="normal" style:text-underline-style="none" fo:font-weight="normal" officeooo:rsid="0046a399" officeooo:paragraph-rsid="012bca54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42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3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6ee217" style:font-name-asian="Microsoft YaHei" style:font-size-asian="7.84999990463257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bca5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7995d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128a71e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5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128a71e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65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8f9ca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0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1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fo:font-weight="bold" officeooo:rsid="0122246c" style:font-weight-asian="bold" style:font-weight-complex="bold"/>
    </style:style>
    <style:style style:name="T9" style:family="text">
      <style:text-properties style:font-name-asian="Microsoft YaHei" style:font-name-complex="Mangal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120ec3c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text-underline-style="none" officeooo:rsid="010e365d"/>
    </style:style>
    <style:style style:name="T16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7" style:family="text">
      <style:text-properties style:font-name="Arial1" fo:font-size="6pt" fo:font-weight="normal" officeooo:rsid="0046a399" style:font-size-asian="5.25pt" style:font-weight-asian="normal" style:font-size-complex="6pt" style:font-weight-complex="normal"/>
    </style:style>
    <style:style style:name="T18" style:family="text">
      <style:text-properties style:font-name="Arial1" fo:font-weight="normal" officeooo:rsid="00fd8749" style:font-weight-asian="normal" style:font-weight-complex="normal"/>
    </style:style>
    <style:style style:name="T19" style:family="text">
      <style:text-properties style:font-name="Arial1" officeooo:rsid="00245a79"/>
    </style:style>
    <style:style style:name="T20" style:family="text">
      <style:text-properties style:font-name="Arial1" officeooo:rsid="00fd8749"/>
    </style:style>
    <style:style style:name="T21" style:family="text">
      <style:text-properties style:font-name="Arial1" officeooo:rsid="0046a399"/>
    </style:style>
    <style:style style:name="T22" style:family="text">
      <style:text-properties officeooo:rsid="00e4fbe7"/>
    </style:style>
    <style:style style:name="T23" style:family="text">
      <style:text-properties officeooo:rsid="0120ec3c"/>
    </style:style>
    <style:style style:name="T24" style:family="text">
      <style:text-properties officeooo:rsid="010e365d"/>
    </style:style>
    <style:style style:name="T25" style:family="text">
      <style:text-properties style:font-name-asian="Arial1" style:font-name-complex="Arial1"/>
    </style:style>
    <style:style style:name="T26" style:family="text">
      <style:text-properties officeooo:rsid="016c032c"/>
    </style:style>
    <style:style style:name="T27" style:family="text">
      <style:text-properties fo:font-size="6pt" style:font-size-asian="6pt" style:font-size-complex="6pt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3"><draw:line text:anchor-type="paragraph" draw:z-index="0" draw:name="Shape1" draw:style-name="gr1" draw:text-style-name="P71" svg:x1="-1.499cm" svg:y1="5.5cm" svg:x2="-0.899cm" svg:y2="5.5cm"><text:p/></draw:line></text:p>
            </table:table-cell>
            <table:table-cell table:style-name="Table1.A1" table:number-rows-spanned="2" office:value-type="string">
              <text:p text:style-name="P34"><text:span text:style-name="T27"><text:text-input text:description="&lt;setLang(o.partner_id.lang or 'en_US') and ''&gt;">set locale</text:text-input></text:span><text:text-input text:description="&lt;o.partner_id.name or ''&gt;">Partner Name</text:text-input></text:p>
              <text:p text:style-name="P26"><text:text-input text:description="&lt;if test=&quot;o.partner_id &lt;&gt; o.partner_shipping_id&quot;&gt;">test</text:text-input></text:p>
              <text:p text:style-name="P23"><text:text-input text:description="&lt;o.partner_shipping_id.title or _('To:') &gt;">Title</text:text-input> <text:text-input text:description="&lt;o.partner_shipping_id.name or ''&gt;">contact_name</text:text-input> <text:span text:style-name="T26"><text:text-input text:description="&lt;o.partner_shipping_id.title_after or '' &gt;">TitleAfter</text:text-input></text:span></text:p>
              <text:p text:style-name="P27"><text:text-input text:description="&lt;/if&gt;">endtest</text:text-input></text:p>
              <text:p text:style-name="P21"><text:text-input text:description="&lt;o.partner_id.street or ''&gt;">Partner street</text:text-input></text:p>
              <text:p text:style-name="P25"><text:text-input text:description="&lt;if test=&quot;o.partner_id.street2&quot;&gt;">if street2</text:text-input></text:p>
              <text:p text:style-name="P22"><text:text-input text:description="&lt;o.partner_id.street2 or ''&gt;">Partner street 2</text:text-input></text:p>
              <text:p text:style-name="P25"><text:text-input text:description="&lt;/if&gt;">end if</text:text-input></text:p>
              <text:p text:style-name="P20"><text:text-input text:description="&lt;o.partner_id.zip or ''&gt;">ZipCode</text:text-input> <text:text-input text:description="&lt;o.partner_id.city or ''&gt;">City</text:text-input></text:p>
              <text:p text:style-name="P44"><text:text-input text:description="&lt;o.partner_id.country_id.name or ''&gt;">Country</text:text-input></text:p>
              <text:p text:style-name="P41"/>
            </table:table-cell>
            <table:table-cell table:style-name="Table1.A1" office:value-type="string">
              <text:p text:style-name="P24"><text:span text:style-name="T16"><text:text-input text:description="&lt;if test=&quot;o.partner_id.is_company and o.partner_id.vat&quot;&gt;">if company and vat</text:text-input></text:span><text:span text:style-name="T20"><text:text-input text:description="&lt;_(&quot;VAT no.&quot;)&gt;">VAT no.</text:text-input></text:span><text:span text:style-name="T18">:</text:span><text:span text:style-name="T19"> </text:span><text:span text:style-name="T21"><text:text-input text:description="&lt;(o.partner_id.vat.replace('HR','') or '')&gt;">VAT</text:text-input></text:span><text:span text:style-name="T17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45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6"><text:span text:style-name="T5"><text:text-input text:description="&lt;_(&quot;Salesman&quot;)&gt;">Salesman</text:text-input></text:span><text:span text:style-name="T4">:</text:span><text:span text:style-name="T9"> </text:span><text:span text:style-name="T9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2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3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5"><text:text-input text:description="&lt;_(&quot;Item&quot;)&gt;">Item</text:text-input></text:p>
          </table:table-cell>
          <table:table-cell table:style-name="Table2.B1" office:value-type="string">
            <text:p text:style-name="P56"><text:text-input text:description="&lt;_(&quot;Product&quot;)&gt;">Product</text:text-input></text:p>
          </table:table-cell>
          <table:table-cell table:style-name="Table2.B1" office:value-type="string">
            <text:p text:style-name="P55"><text:text-input text:description="&lt;_(&quot;Qty&quot;)&gt;">Qty</text:text-input></text:p>
          </table:table-cell>
          <table:table-cell table:style-name="Table2.D1" office:value-type="string">
            <text:p text:style-name="P57"><text:text-input text:description="&lt;_(&quot;Unit price&quot;)&gt;">Unit price</text:text-input></text:p>
          </table:table-cell>
        </table:table-row>
        <table:table-row>
          <table:table-cell table:style-name="Table2.A2" office:value-type="string">
            <text:p text:style-name="P55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5"/>
          </table:table-cell>
          <table:table-cell table:style-name="Table2.D2" office:value-type="string">
            <text:p text:style-name="P64"><text:text-input text:description="&lt;objects.currency_id.name or ''&gt;">curr</text:text-input></text:p>
          </table:table-cell>
        </table:table-row>
        <table:table-row>
          <table:table-cell table:style-name="Table2.A3" table:number-columns-spanned="4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4" table:number-columns-spanned="4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5" table:number-columns-spanned="4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6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9"><text:text-input text:description="&lt;str(o.order_line._ids.index(line.id)+1)&gt;">rbr</text:text-input>.</text:p>
          </table:table-cell>
          <table:table-cell table:style-name="Table2.B2" office:value-type="string">
            <text:p text:style-name="P10"><text:text-input text:description="&lt;if test=&quot;line.product_id.description&quot;&gt;">test_description</text:text-input></text:p>
            <text:p text:style-name="P10"><text:text-input text:description="&lt;line.product_id.description or ''&gt;">Product Name</text:text-input></text:p>
            <text:p text:style-name="P11"><text:text-input text:description="&lt;/if&gt;">end_test</text:text-input></text:p>
            <text:p text:style-name="P11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office:value-type="string">
            <text:p text:style-name="P8"><text:text-input text:description="&lt;formatLang(line.price_unit, digits=2) or ''&gt;">Price unit</text:text-input></text:p>
          </table:table-cell>
        </table:table-row>
        <table:table-row>
          <table:table-cell table:style-name="Table2.A9" table:number-columns-spanned="4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0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6"><text:span text:style-name="T10"><text:text-input text:description="&lt;_(&quot;TOTAL&quot;)&gt;">TOTAL</text:text-input></text:span><text:span text:style-name="T10">:</text:span></text:p>
          </table:table-cell>
          <table:covered-table-cell/>
          <table:table-cell table:style-name="Table2.A10" table:number-columns-spanned="2" office:value-type="string">
            <text:p text:style-name="P68"><text:text-input text:description="&lt;formatLang(o.list_amount, digits=2) or ''&gt;">Total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ist_amount *o.lcy_rate, digits=2) or ''&gt;">Total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6"><text:text-input text:description="&lt;_(&quot;TOTAL DISCOUNT&quot;)&gt;">TOTAL DISCOUNT</text:text-input>:</text:p>
          </table:table-cell>
          <table:covered-table-cell/>
          <table:table-cell table:style-name="Table2.A10" table:number-columns-spanned="2" office:value-type="string">
            <text:p text:style-name="P68"><text:text-input text:description="&lt;formatLang(o.discount_total, digits=2) or ''&gt;">total disc</text:text-input> <text:text-input text:description="&lt;objects.currency_id.name or ''&gt;">curr</text:text-input> / <text:text-input text:description="&lt;formatLang(o.discount_total*o.lcy_rate, digits=2) or ''&gt;">total disc</text:text-input> <text:span text:style-name="T24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0"><text:text-input text:description="&lt;/if&gt;">end_if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6"><text:span text:style-name="T23"><text:text-input text:description="&lt;_(&quot;TOTAL W/O VAT&quot;)&gt;">TOTAL W/O VAT</text:text-input></text:span>:</text:p>
          </table:table-cell>
          <table:covered-table-cell/>
          <table:table-cell table:style-name="Table2.A10" table:number-columns-spanned="2" office:value-type="string">
            <text:p text:style-name="P68"><text:text-input text:description="&lt;formatLang(o.amount_untaxed, digits=2) or ''&gt;">untaxed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cy_amount_untaxed, digits=2) or ''&gt;">untaxed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9"><text:text-input text:description="&lt;if test=&quot;get_data('show_vat')&quot;&gt;">if_show_VAT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7"><text:span text:style-name="T25"><text:text-input text:description="&lt;_(&quot;VAT&quot;)&gt;">VAT</text:text-input></text:span>:</text:p>
          </table:table-cell>
          <table:covered-table-cell/>
          <table:table-cell table:style-name="Table2.A10" table:number-columns-spanned="2" office:value-type="string">
            <text:p text:style-name="P68"><text:text-input text:description="&lt;formatLang(o.amount_tax, digits=2) or ''&gt;">tax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cy_amount_tax, digits=2) or ''&gt;">tax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6"><text:span text:style-name="T11"><text:text-input text:description="&lt;_(&quot;TOTAL&quot;)&gt;">TOTAL WITH VAT</text:text-input></text:span><text:span text:style-name="T10">:</text:span></text:p>
          </table:table-cell>
          <table:covered-table-cell/>
          <table:table-cell table:style-name="Table2.A10" table:number-columns-spanned="2" office:value-type="string">
            <text:p text:style-name="P68"><text:text-input text:description="&lt;formatLang(o.amount_total, digits=2) or ''&gt;">Total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cy_amount_total, digits=2) or ''&gt;">Total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9"><text:text-input text:description="&lt;/if&gt;">end_if</text:text-input></text:p>
          </table:table-cell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0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7"><text:span text:style-name="T6"><text:text-input text:description="&lt;_(&quot;Exchange rate&quot;)&gt;">Exchange rate</text:text-input></text:span><text:span text:style-name="T6">:</text:span> </text:p>
          </table:table-cell>
          <table:table-cell table:style-name="Tablica7.A1" office:value-type="string">
            <text:p text:style-name="P38"><text:span text:style-name="T22">1 </text:span><text:span text:style-name="T22"><text:text-input text:description="&lt;o.currency_id.name or ''&gt;">Document currency</text:text-input></text:span><text:span text:style-name="T22"> = </text:span><text:span text:style-name="T22"><text:text-input text:description="&lt;formatLang(o.lcy_rate, digits=6) or ''&gt;">lcy_rate</text:text-input></text:span><text:span text:style-name="T22"> </text:span><text:span text:style-name="T22"><text:text-input text:description="&lt;company.currency_id.name or ''&gt;">Company currency</text:text-input></text:span><text:span text:style-name="T22"> </text:span><text:span text:style-name="T22"><text:text-input text:description="&lt; _('on date ')&gt;">on date</text:text-input></text:span><text:span text:style-name="T22"> </text:span><text:span text:style-name="T22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6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2"><text:text-input text:description="&lt;if test=&quot;not get_data('show_vat')&quot;&gt;">if_not_show_VAT</text:text-input></text:p>
            <text:p text:style-name="P40"><text:text-input text:description="&lt; _('VAT is not included in price')&gt;">VAT_isnt_included</text:text-input></text:p>
            <text:p text:style-name="P32"><text:text-input text:description="&lt;/if&gt;">end_if</text:text-input></text:p>
            <text:p text:style-name="P32"><text:text-input text:description="&lt;for each=&quot;warranty  in o.warranty_period_ids&quot;&gt;">For line</text:text-input></text:p>
            <text:p text:style-name="P39"><text:text-input text:description="&lt;warranty.description or ''&gt;">price_description</text:text-input></text:p>
            <text:p text:style-name="P32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59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6"><text:text-input text:description="&lt;_(&quot;Delivery period&quot;)&gt;">Delivery period</text:text-input></text:span><text:span text:style-name="T6">:</text:span> </text:p>
          </table:table-cell>
          <table:table-cell table:style-name="Tablica1.A1" office:value-type="string">
            <text:p text:style-name="P47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8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7"><text:text-input text:description="&lt;_(&quot;Delivery location&quot;)&gt;">Delivery location</text:text-input></text:span><text:span text:style-name="T6">:</text:span> </text:p>
          </table:table-cell>
          <table:table-cell table:style-name="Tablica1.A1" office:value-type="string">
            <text:p text:style-name="P51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8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1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0"><text:span text:style-name="T8"><text:text-input text:description="&lt;_(&quot;Validity of offer&quot;)&gt;">Validity of offer</text:text-input></text:span><text:span text:style-name="T6">:</text:span></text:p>
          </table:table-cell>
          <table:table-cell table:style-name="Tablica4.A1" office:value-type="string">
            <text:p text:style-name="P51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8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3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4"><text:text-input text:description="&lt;_(&quot;Payment&quot;)&gt;">Payment</text:text-input>:</text:p>
          </table:table-cell>
          <table:table-cell table:style-name="Tablica4.A1" office:value-type="string">
            <text:p text:style-name="P53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3"><text:text-input text:description="&lt;_(&quot;Parity&quot;)&gt;">Parity</text:text-input>:</text:p>
          </table:table-cell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3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14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8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5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1"><text:text-input text:description="&lt;for each=&quot;cert in o.certificate_ids&quot;&gt;">For line</text:text-input></text:p>
            <text:p text:style-name="P65"><text:text-input text:description="&lt;cert.description or ''&gt;">certificate_description</text:text-input></text:p>
            <text:p text:style-name="P31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0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9"><text:span text:style-name="T7"><text:text-input text:description="&lt;_(&quot;Other information&quot;)&gt;">Other information</text:text-input></text:span><text:span text:style-name="T6">:</text:span></text:p>
          </table:table-cell>
          <table:table-cell table:style-name="Tablica9.A1" office:value-type="string">
            <text:p text:style-name="P52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2-23T10:19:17.565051059</dc:date>
    <meta:editing-duration>P1DT22H31M44S</meta:editing-duration>
    <meta:editing-cycles>305</meta:editing-cycles>
    <meta:generator>LibreOffice/5.1.5.2$Linux_X86_64 LibreOffice_project/10m0$Build-2</meta:generator>
    <meta:document-statistic meta:table-count="8" meta:image-count="0" meta:object-count="0" meta:page-count="2" meta:paragraph-count="94" meta:word-count="503" meta:character-count="1689" meta:non-whitespace-character-count="1573"/>
  </office:meta>
</office:document-meta>
</file>